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6ce0b"/>
    </style:style>
    <style:style style:name="P2" style:family="paragraph" style:parent-style-name="Standard">
      <style:text-properties officeooo:paragraph-rsid="001756fd"/>
    </style:style>
    <style:style style:name="P3" style:family="paragraph" style:parent-style-name="Standard">
      <style:text-properties officeooo:paragraph-rsid="00176fed"/>
    </style:style>
    <style:style style:name="P4" style:family="paragraph" style:parent-style-name="Standard">
      <style:text-properties officeooo:paragraph-rsid="00181245"/>
    </style:style>
    <style:style style:name="P5" style:family="paragraph" style:parent-style-name="Standard">
      <style:text-properties officeooo:paragraph-rsid="0018baac"/>
    </style:style>
    <style:style style:name="P6" style:family="paragraph" style:parent-style-name="Standard">
      <style:text-properties officeooo:rsid="00152176" officeooo:paragraph-rsid="00152176"/>
    </style:style>
    <style:style style:name="P7" style:family="paragraph" style:parent-style-name="Standard">
      <style:text-properties officeooo:rsid="00152176" officeooo:paragraph-rsid="0016ce0b"/>
    </style:style>
    <style:style style:name="P8" style:family="paragraph" style:parent-style-name="Standard">
      <style:text-properties officeooo:rsid="00152176" officeooo:paragraph-rsid="001756fd"/>
    </style:style>
    <style:style style:name="P9" style:family="paragraph" style:parent-style-name="Standard">
      <style:text-properties officeooo:rsid="00152176" officeooo:paragraph-rsid="00176fed"/>
    </style:style>
    <style:style style:name="P10" style:family="paragraph" style:parent-style-name="Standard">
      <style:text-properties officeooo:rsid="00152176" officeooo:paragraph-rsid="00181245"/>
    </style:style>
    <style:style style:name="P11" style:family="paragraph" style:parent-style-name="Standard">
      <style:text-properties officeooo:rsid="00152176" officeooo:paragraph-rsid="0018baac"/>
    </style:style>
    <style:style style:name="P12" style:family="paragraph" style:parent-style-name="Standard">
      <style:text-properties officeooo:rsid="00152176" officeooo:paragraph-rsid="0019e836"/>
    </style:style>
    <style:style style:name="P13" style:family="paragraph" style:parent-style-name="Standard">
      <style:text-properties officeooo:rsid="0016761e" officeooo:paragraph-rsid="0016761e"/>
    </style:style>
    <style:style style:name="P14" style:family="paragraph" style:parent-style-name="Standard">
      <style:text-properties officeooo:rsid="00181245" officeooo:paragraph-rsid="00181245"/>
    </style:style>
    <style:style style:name="P15" style:family="paragraph" style:parent-style-name="Standard">
      <style:text-properties officeooo:paragraph-rsid="0019e836"/>
    </style:style>
    <style:style style:name="T1" style:family="text">
      <style:text-properties officeooo:rsid="00152176"/>
    </style:style>
    <style:style style:name="T2" style:family="text">
      <style:text-properties officeooo:rsid="0016761e"/>
    </style:style>
    <style:style style:name="T3" style:family="text">
      <style:text-properties officeooo:rsid="0016ce0b"/>
    </style:style>
    <style:style style:name="T4" style:family="text">
      <style:text-properties officeooo:rsid="001756fd"/>
    </style:style>
    <style:style style:name="T5" style:family="text">
      <style:text-properties officeooo:rsid="00176fed"/>
    </style:style>
    <style:style style:name="T6" style:family="text">
      <style:text-properties officeooo:rsid="00181245"/>
    </style:style>
    <style:style style:name="T7" style:family="text">
      <style:text-properties officeooo:rsid="0018baac"/>
    </style:style>
    <style:style style:name="T8" style:family="text">
      <style:text-properties officeooo:rsid="0019e8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sture1:</text:p>
      <text:p text:style-name="P6">- dane michal, ola, kuba, kasia</text:p>
      <text:p text:style-name="P6">- LP, 5 najwiekszych absolutnych wart kata, 5 najwiekszy odleglosci między koncami palcow</text:p>
      <text:p text:style-name="P6"/>
      <text:p text:style-name="P13">Gesture2:</text:p>
      <text:p text:style-name="P7">- dane michal, ola, kuba, kasia</text:p>
      <text:p text:style-name="P1"><text:span text:style-name="T1">- LP, </text:span><text:span text:style-name="T3">10</text:span><text:span text:style-name="T1"> najwiekszych absolutnych wart kata, </text:span><text:span text:style-name="T3">10</text:span><text:span text:style-name="T1"> najwiekszy odleglosci między koncami palcow</text:span></text:p>
      <text:p text:style-name="P7"/>
      <text:p text:style-name="P2"><text:span text:style-name="T2">Gesture</text:span><text:span text:style-name="T5">3</text:span><text:span text:style-name="T2">:</text:span></text:p>
      <text:p text:style-name="P8">- dane michal, ola, kuba, kasia</text:p>
      <text:p text:style-name="P2"><text:span text:style-name="T1">- LP, </text:span><text:span text:style-name="T3">10</text:span><text:span text:style-name="T1"> </text:span><text:span text:style-name="T4">kolejnych</text:span><text:span text:style-name="T1"> wart kata, </text:span><text:span text:style-name="T3">10</text:span><text:span text:style-name="T1"> </text:span><text:span text:style-name="T4">kolejnych</text:span><text:span text:style-name="T1"> odleglosci między koncami palcow</text:span></text:p>
      <text:p text:style-name="P8"/>
      <text:p text:style-name="P3"><text:span text:style-name="T2">Gesture</text:span><text:span text:style-name="T5">4</text:span><text:span text:style-name="T2">:</text:span></text:p>
      <text:p text:style-name="P9">- dane michal, ola, kuba, kasia</text:p>
      <text:p text:style-name="P3"><text:span text:style-name="T1">- LP, </text:span><text:span text:style-name="T3">1</text:span><text:span text:style-name="T5">5</text:span><text:span text:style-name="T1"> </text:span><text:span text:style-name="T4">kolejnych</text:span><text:span text:style-name="T1"> wart kata, </text:span><text:span text:style-name="T3">1</text:span><text:span text:style-name="T5">5</text:span><text:span text:style-name="T1"> </text:span><text:span text:style-name="T4">kolejnych</text:span><text:span text:style-name="T1"> odleglosci między koncami palcow</text:span></text:p>
      <text:p text:style-name="P9"/>
      <text:p text:style-name="P4"><text:span text:style-name="T2">Gesture</text:span><text:span text:style-name="T7">5</text:span><text:span text:style-name="T2">:</text:span></text:p>
      <text:p text:style-name="P10">- dane michal, ola, kuba, kasia</text:p>
      <text:p text:style-name="P4"><text:span text:style-name="T1">- LP, 5 najwiekszych absolutnych wart kata, 5 najwiekszy </text:span><text:span text:style-name="T6">stosunkow odleglosci</text:span><text:span text:style-name="T1"> między koncami palcow </text:span><text:span text:style-name="T6">do najwiekszej odleglosci między koncami palcow</text:span></text:p>
      <text:p text:style-name="P14"/>
      <text:p text:style-name="P5"><text:span text:style-name="T2">Gesture</text:span><text:span text:style-name="T7">6</text:span><text:span text:style-name="T2">:</text:span></text:p>
      <text:p text:style-name="P11">- dane michal, ola, kuba, kasia</text:p>
      <text:p text:style-name="P5"><text:span text:style-name="T1">- LP, </text:span><text:span text:style-name="T7">10</text:span><text:span text:style-name="T1"> najwiekszych absolutnych wart kata, </text:span><text:span text:style-name="T7">10</text:span><text:span text:style-name="T1"> najwiekszy </text:span><text:span text:style-name="T6">stosunkow odleglosci</text:span><text:span text:style-name="T1"> między koncami palcow </text:span><text:span text:style-name="T6">do najwiekszej odleglosci między koncami palcow</text:span></text:p>
      <text:p text:style-name="P6"/>
      <text:p text:style-name="P15"><text:span text:style-name="T2">Gesture</text:span><text:span text:style-name="T8">7</text:span><text:span text:style-name="T2">:</text:span></text:p>
      <text:p text:style-name="P12">- dane michal, ola, kuba, kasia</text:p>
      <text:p text:style-name="P12">- LP, <text:span text:style-name="T7">1</text:span><text:span text:style-name="T8">5 </text:span>najwiekszych absolutnych wart kata, <text:span text:style-name="T7">1</text:span><text:span text:style-name="T8">5</text:span> najwiekszy <text:span text:style-name="T6">stosunkow odleglosci</text:span> między koncami palcow <text:span text:style-name="T6">do najwiekszej odleglosci między koncami palc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1:58:08</meta:creation-date>
    <dc:date>2013-12-04T23:52:11</dc:date>
    <meta:editing-duration>PT9M15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1" meta:paragraph-count="21" meta:word-count="159" meta:character-count="1055" meta:non-whitespace-character-count="917"/>
  </office:meta>
</office:document-meta>
</file>